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6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7" style:family="graphic" style:parent-style-name="standard">
      <style:graphic-properties draw:marker-start-width="0.5cm" draw:marker-end="Arrow" draw:marker-end-width="0.5cm" draw:textarea-horizontal-align="center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9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1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13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8.1cm" fo:min-width="4.6cm"/>
      <style:paragraph-properties style:writing-mode="lr-tb"/>
    </style:style>
    <style:style style:name="gr1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1cm" fo:min-width="4.6cm"/>
      <style:paragraph-properties style:writing-mode="lr-tb"/>
    </style:style>
    <style:style style:name="gr15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8.1cm" fo:min-width="4.6cm"/>
      <style:paragraph-properties style:writing-mode="lr-tb"/>
    </style:style>
    <style:style style:name="gr16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8.1cm" fo:min-width="4.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objectwithoutfill">
      <style:graphic-properties draw:marker-end="Concave" draw:fill="none" draw:textarea-horizontal-align="center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21" style:family="graphic" style:parent-style-name="standard">
      <style:graphic-properties draw:marker-end="Concave" draw:textarea-horizontal-align="center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2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27" style:family="graphic" style:parent-style-name="objectwithoutfill">
      <style:graphic-properties draw:marker-end="Concave" draw:marker-end-width="0.4cm" draw:fill="none"/>
    </style:style>
    <style:style style:name="gr2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right"/>
      <style:paragraph-properties style:writing-mode="lr-tb"/>
    </style:style>
    <style:style style:name="gr31" style:family="graphic" style:parent-style-name="objectwithoutfill">
      <style:graphic-properties draw:marker-end="Circle" draw:marker-end-width="0.75cm" draw:marker-end-center="true" draw:fill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25cm"/>
      <style:paragraph-properties style:writing-mode="lr-tb"/>
    </style:style>
    <style:style style:name="pr5" style:family="presentation" style:parent-style-name="Default-notes">
      <style:graphic-properties draw:fill-color="#ffffff" fo:min-height="11.75cm"/>
      <style:paragraph-properties style:writing-mode="lr-tb"/>
    </style:style>
    <style:style style:name="pr6" style:family="presentation" style:parent-style-name="Default-title">
      <style:graphic-properties fo:min-height="2.501cm"/>
      <style:paragraph-properties style:writing-mode="lr-tb"/>
    </style:style>
    <style:style style:name="pr7" style:family="presentation" style:parent-style-name="Default-outline1">
      <style:graphic-properties fo:min-height="13.861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notes">
      <style:graphic-properties draw:fill-color="#ffffff" fo:min-height="13.501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2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2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2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10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12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13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14" style:family="paragraph">
      <style:paragraph-properties fo:text-align="center"/>
      <style:text-properties style:use-window-font-color="true" loext:opacity="0%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5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style:paragraph-properties fo:text-align="center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P31" style:family="paragraph"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P32" style:family="paragraph">
      <style:paragraph-properties fo:text-align="center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P33" style:family="paragraph">
      <style:text-properties style:font-name="Arial2" fo:font-size="18pt" fo:font-style="normal" fo:font-weight="normal" style:font-size-asian="18pt" style:font-size-complex="18pt"/>
    </style:style>
    <style:style style:name="P34" style:family="paragraph">
      <style:text-properties style:font-name="Arial2" fo:font-size="18pt" style:font-size-asian="18pt" style:font-size-complex="18pt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loext:graphic-properties draw:fill-color="#c4c4c4"/>
      <style:paragraph-properties fo:text-align="center"/>
      <style:text-properties fo:font-size="15pt"/>
    </style:style>
    <style:style style:name="P38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39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40" style:family="paragraph">
      <loext:graphic-properties draw:fill="none"/>
      <style:text-properties fo:font-size="15pt"/>
    </style:style>
    <style:style style:name="P41" style:family="paragraph">
      <style:text-properties fo:font-size="15pt"/>
    </style:style>
    <style:style style:name="P42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4" style:family="paragraph">
      <style:paragraph-properties style:writing-mode="lr-tb"/>
      <style:text-properties fo:font-size="32pt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d50d01" loext:opacity="10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fo:color="#ffffff" loext:opacity="100%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color="#ffffff" loext:opacity="100%" style:font-name="Arial2" fo:font-size="18pt" fo:font-style="normal" fo:font-weight="bold" style:font-size-asian="18pt" style:font-weight-asian="bold" style:font-size-complex="18pt" style:font-weight-complex="bold"/>
    </style:style>
    <style:style style:name="T19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0" style:family="text"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T21" style:family="text">
      <style:text-properties style:font-name="Arial3" fo:font-size="18pt" fo:font-style="normal" fo:font-weight="normal" style:font-size-asian="18pt" style:font-size-complex="18pt"/>
    </style:style>
    <style:style style:name="T22" style:family="text">
      <style:text-properties style:font-name="Arial2" fo:font-size="18pt" style:font-size-asian="18pt" style:font-size-complex="18pt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ffffff" loext:opacity="100%" style:font-size-asian="18pt" style:font-size-complex="18pt"/>
    </style:style>
    <style:style style:name="T25" style:family="text">
      <style:text-properties fo:color="#ffffff" loext:opacity="100%" style:font-size-asian="15pt" style:font-size-complex="15pt"/>
    </style:style>
    <style:style style:name="T26" style:family="text">
      <style:text-properties style:font-size-asian="18pt" style:font-size-complex="18pt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2" draw:text-style-name="P7" draw:layer="layout" svg:width="10cm" svg:height="1cm" svg:x="9cm" svg:y="3.948cm">
            <text:p text:style-name="P6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cm" svg:x="9cm" svg:y="12.95cm">
            <text:p text:style-name="P6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0" draw:layer="layout" svg:width="10cm" svg:height="3cm" svg:x="9cm" svg:y="8.95cm">
            <text:p text:style-name="P9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1" draw:layer="layout" svg:width="10cm" svg:height="1cm" svg:x="9cm" svg:y="11.95cm">
            <text:p text:style-name="P9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1" draw:layer="layout" svg:width="10cm" svg:height="1cm" svg:x="9cm" svg:y="4.95cm">
            <text:p text:style-name="P9"><text:span text:style-name="T6">1. Meeting </text:span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10cm" svg:height="1cm" svg:x="9cm" svg:y="6.95cm">
            <text:p text:style-name="P9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10cm" svg:height="1cm" svg:x="9cm" svg:y="7.95cm">
            <text:p text:style-name="P9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10cm" svg:height="1cm" svg:x="9cm" svg:y="5.95cm">
            <text:p text:style-name="P9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3" draw:layer="layout" svg:x1="8.5cm" svg:y1="11.95cm" svg:x2="19.5cm" svg:y2="11.95cm">
            <text:p/>
          </draw:line>
          <draw:line draw:style-name="gr7" draw:text-style-name="P14" draw:layer="layout" svg:x1="8.5cm" svg:y1="3.95cm" svg:x2="20cm" svg:y2="3.95cm">
            <text:p/>
          </draw:line>
          <draw:frame draw:style-name="gr8" draw:text-style-name="P16" draw:layer="layout" svg:width="10cm" svg:height="1.5cm" svg:x="9cm" svg:y="2.45cm">
            <draw:text-box>
              <text:p text:style-name="P15"><text:span text:style-name="T7">Team Meeting Day</text:span></text:p>
            </draw:text-box>
          </draw:frame>
          <draw:line draw:style-name="gr9" draw:text-style-name="P13" draw:layer="layout" svg:x1="8.5cm" svg:y1="8.95cm" svg:x2="19.5cm" svg:y2="8.95cm">
            <text:p/>
          </draw:line>
          <draw:line draw:style-name="gr7" draw:text-style-name="P15" draw:layer="layout" svg:x1="9cm" svg:y1="3.45cm" svg:x2="9cm" svg:y2="14.45cm">
            <text:p/>
          </draw:line>
          <draw:path draw:style-name="gr10" draw:text-style-name="P17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10" draw:text-style-name="P17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11" draw:text-style-name="P19" draw:layer="layout" svg:width="6cm" svg:height="4cm" svg:x="0cm" svg:y="3.95cm">
            <draw:text-box>
              <text:p text:style-name="P18"><text:span text:style-name="T8">Previous</text:span></text:p>
              <text:p text:style-name="P18"><text:span text:style-name="T8">Sprint</text:span></text:p>
            </draw:text-box>
          </draw:frame>
          <draw:frame draw:style-name="gr11" draw:text-style-name="P19" draw:layer="layout" svg:width="6cm" svg:height="4cm" svg:x="0cm" svg:y="9.95cm">
            <draw:text-box>
              <text:p text:style-name="P18"><text:span text:style-name="T8">Next</text:span></text:p>
              <text:p text:style-name="P20"><text:span text:style-name="T8">Sprint</text:span></text:p>
            </draw:text-box>
          </draw:frame>
          <draw:frame draw:style-name="gr12" draw:text-style-name="P21" draw:layer="layout" svg:width="6cm" svg:height="4cm" svg:x="22cm" svg:y="6.95cm">
            <draw:text-box>
              <text:p text:style-name="P20"><text:span text:style-name="T8">Team</text:span></text:p>
              <text:p text:style-name="P20"><text:span text:style-name="T8">Meeting</text:span></text:p>
            </draw:text-box>
          </draw:frame>
          <draw:path draw:style-name="gr10" draw:text-style-name="P17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6" draw:text-style-name="P13" draw:layer="layout" svg:x1="8.5cm" svg:y1="5.95cm" svg:x2="19.5cm" svg:y2="5.95cm">
            <text:p/>
          </draw:line>
        </draw:g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9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0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9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user stories</text:p>
                      </text:list-item>
                      <text:list-item>
                        <text:p>May transcribe bugs from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9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9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manager</text:p>
                  </text:list-item>
                  <text:list-item>
                    <text:p>Answer questions about feature design an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13" draw:text-style-name="P24" draw:layer="layout" svg:width="5cm" svg:height="8.5cm" svg:x="16.5cm" svg:y="2.5cm">
            <text:p text:style-name="P23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5" draw:layer="layout" svg:width="5cm" svg:height="8.5cm" svg:x="21.5cm" svg:y="2.5cm">
            <text:p text:style-name="P23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5cm" svg:height="8.5cm" svg:x="1.5cm" svg:y="2.5cm">
            <text:p text:style-name="P23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8.5cm" svg:x="11.5cm" svg:y="2.5cm">
            <text:p text:style-name="P23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4" draw:layer="layout" svg:width="5cm" svg:height="8.5cm" svg:x="6.5cm" svg:y="2.5cm">
            <text:p text:style-name="P23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xml:id="id1" draw:id="id1" draw:layer="layout" svg:width="4cm" svg:height="1.5cm" svg:x="17cm" svg:y="5.75cm">
            <text:p text:style-name="P27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8" draw:layer="layout" svg:x1="4cm" svg:y1="12cm" svg:x2="4cm" svg:y2="9.25cm">
            <text:p/>
          </draw:line>
          <draw:custom-shape draw:style-name="gr17" draw:text-style-name="P27" draw:layer="layout" svg:width="4cm" svg:height="1.5cm" svg:x="2cm" svg:y="11.75cm">
            <text:p text:style-name="P27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7" xml:id="id3" draw:id="id3" draw:layer="layout" svg:width="4cm" svg:height="1.5cm" svg:x="2cm" svg:y="3.75cm">
            <text:p text:style-name="P27"><text:span text:style-name="T13">2. Tell-a-friend</text:span></text:p>
            <text:p text:style-name="P29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9" draw:layer="layout" svg:width="4cm" svg:height="1.5cm" svg:x="22.003cm" svg:y="3.753cm">
            <text:p text:style-name="P29"><text:span text:style-name="T13">6. Tell-a-friend</text:span></text:p>
            <text:p text:style-name="P29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xml:id="id5" draw:id="id5" draw:layer="layout" svg:width="4cm" svg:height="1.5cm" svg:x="12.002cm" svg:y="3.752cm">
            <text:p text:style-name="P29"><text:span text:style-name="T13">4. Tell-a-friend</text:span></text:p>
            <text:p text:style-name="P29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7" draw:layer="layout" svg:width="4cm" svg:height="1.5cm" svg:x="2.001cm" svg:y="5.751cm">
            <text:p text:style-name="P27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7" draw:layer="layout" svg:width="4cm" svg:height="1.5cm" svg:x="22.001cm" svg:y="5.751cm">
            <text:p text:style-name="P27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7" draw:layer="layout" svg:width="4cm" svg:height="1.5cm" svg:x="7cm" svg:y="5.75cm">
            <text:p text:style-name="P27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7" xml:id="id2" draw:id="id2" draw:layer="layout" svg:width="4cm" svg:height="1.5cm" svg:x="2cm" svg:y="7.75cm">
            <text:p text:style-name="P27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layer="layout" svg:x1="19cm" svg:y1="7.25cm" svg:x2="6cm" svg:y2="8.5cm" draw:start-shape="id1" draw:start-glue-point="2" draw:end-shape="id2" draw:end-glue-point="1" svg:d="M19000 7250v1250h-13000" svg:viewBox="0 0 13001 1251">
            <text:p/>
          </draw:connector>
          <draw:connector draw:style-name="gr21" draw:layer="layout" svg:x1="6cm" svg:y1="4.5cm" svg:x2="7.001cm" svg:y2="4.501cm" draw:start-shape="id3" draw:start-glue-point="1" draw:end-shape="id4" draw:end-glue-point="3" svg:d="M6000 4500h501v1h500" svg:viewBox="0 0 1002 2">
            <text:p/>
          </draw:connector>
          <draw:custom-shape draw:style-name="gr22" draw:text-style-name="P29" xml:id="id6" draw:id="id6" draw:layer="layout" svg:width="4cm" svg:height="1.5cm" svg:x="17.004cm" svg:y="3.754cm">
            <text:p text:style-name="P29"><text:span text:style-name="T13">5. Tell-a-friend</text:span></text:p>
            <text:p text:style-name="P29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layer="layout" svg:x1="16.002cm" svg:y1="4.502cm" svg:x2="17.004cm" svg:y2="4.504cm" draw:start-shape="id5" draw:start-glue-point="1" draw:end-shape="id6" draw:end-glue-point="3" svg:d="M16002 4502h502v2h500" svg:viewBox="0 0 1003 3">
            <text:p/>
          </draw:connector>
          <draw:connector draw:style-name="gr21" draw:layer="layout" svg:x1="10.876cm" svg:y1="4.5cm" svg:x2="12.002cm" svg:y2="4.502cm" draw:end-shape="id5" draw:end-glue-point="3" svg:d="M10876 4500h288v2h838" svg:viewBox="0 0 1127 3">
            <text:p/>
          </draw:connector>
          <draw:custom-shape draw:style-name="gr23" draw:text-style-name="P29" xml:id="id4" draw:id="id4" draw:layer="layout" svg:width="4cm" svg:height="1.5cm" svg:x="7.001cm" svg:y="3.751cm">
            <text:p text:style-name="P29"><text:span text:style-name="T13">3. Tell-a-friend</text:span></text:p>
            <text:p text:style-name="P29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layer="layout" svg:x1="21cm" svg:y1="4.5cm" svg:x2="22.002cm" svg:y2="4.502cm" svg:d="M21000 4500h501v2h501" svg:viewBox="0 0 1003 3">
            <text:p/>
          </draw:connector>
          <draw:custom-shape draw:style-name="gr17" draw:text-style-name="P27" draw:layer="layout" svg:width="4cm" svg:height="1.5cm" svg:x="22cm" svg:y="7.75cm">
            <text:p text:style-name="P27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9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9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0">sprint-xx-rele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where xx is your sprint number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If you maintain a change log (optional)</text:span></text:p>
                    <text:list>
                      <text:list-item>
                        <text:p><text:span text:style-name="T11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9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9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9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.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30"><text:span text:style-name="T18">Points</text:span></text:p>
              </table:table-cell>
              <table:table-cell table:style-name="ce2">
                <text:p text:style-name="P31"><text:span text:style-name="T19">Meaning</text:span></text:p>
              </table:table-cell>
            </table:table-row>
            <table:table-row table:style-name="ro1">
              <table:table-cell table:style-name="ce3">
                <text:p text:style-name="P32"><text:span text:style-name="T20">0</text:span></text:p>
              </table:table-cell>
              <table:table-cell table:style-name="ce4">
                <text:p text:style-name="P33"><text:span text:style-name="T21">No effort</text:span></text:p>
              </table:table-cell>
            </table:table-row>
            <table:table-row table:style-name="ro1">
              <table:table-cell table:style-name="ce5">
                <text:p text:style-name="P32"><text:span text:style-name="T20">1</text:span></text:p>
              </table:table-cell>
              <table:table-cell table:style-name="ce6">
                <text:p text:style-name="P33"><text:span text:style-name="T21">Minimal effort</text:span></text:p>
              </table:table-cell>
            </table:table-row>
            <table:table-row table:style-name="ro1">
              <table:table-cell table:style-name="ce3">
                <text:p text:style-name="P32"><text:span text:style-name="T20">2</text:span></text:p>
              </table:table-cell>
              <table:table-cell table:style-name="ce4">
                <text:p text:style-name="P33"><text:span text:style-name="T21">Small effort</text:span></text:p>
              </table:table-cell>
            </table:table-row>
            <table:table-row table:style-name="ro1">
              <table:table-cell table:style-name="ce5">
                <text:p text:style-name="P32"><text:span text:style-name="T20">3</text:span></text:p>
              </table:table-cell>
              <table:table-cell table:style-name="ce6">
                <text:p text:style-name="P33"><text:span text:style-name="T21">Medium effort</text:span></text:p>
              </table:table-cell>
            </table:table-row>
            <table:table-row table:style-name="ro1">
              <table:table-cell table:style-name="ce3">
                <text:p text:style-name="P32"><text:span text:style-name="T20">5</text:span></text:p>
              </table:table-cell>
              <table:table-cell table:style-name="ce4">
                <text:p text:style-name="P33"><text:span text:style-name="T21">Large effort</text:span></text:p>
              </table:table-cell>
            </table:table-row>
            <table:table-row table:style-name="ro1">
              <table:table-cell table:style-name="ce5">
                <text:p text:style-name="P32"><text:span text:style-name="T20">8</text:span></text:p>
              </table:table-cell>
              <table:table-cell table:style-name="ce6">
                <text:p text:style-name="P33"><text:span text:style-name="T21">Very large effort</text:span></text:p>
              </table:table-cell>
            </table:table-row>
            <table:table-row table:style-name="ro2">
              <table:table-cell table:style-name="ce3">
                <text:p text:style-name="P32"><text:span text:style-name="T20">13</text:span></text:p>
              </table:table-cell>
              <table:table-cell table:style-name="ce7">
                <text:p text:style-name="P34"><text:span text:style-name="T22">Too large eff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24" draw:text-style-name="P36" draw:layer="layout" svg:width="26cm" svg:height="2cm" svg:x="0cm" svg:y="13.75cm">
          <draw:text-box>
            <text:p text:style-name="P35"><text:span text:style-name="T23">[1]</text:span><text:span text:style-name="T23"><text:tab/></text:span><text:span text:style-name="T23">A simple planning poker cards replacement can be found in the planning documents</text:span></text:p>
          </draw:text-box>
        </draw:frame>
        <draw:g>
          <draw:custom-shape draw:style-name="gr25" draw:text-style-name="P37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9" xml:id="id7" draw:id="id7" draw:layer="layout" svg:width="5cm" svg:height="1.5cm" svg:x="3.5cm" svg:y="4cm">
            <text:p text:style-name="P38"><text:span text:style-name="T24">Product owner</text:span></text:p>
            <text:p text:style-name="P38"><text:span text:style-name="T24">picks s</text:span><text:span text:style-name="T25">tory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xml:id="id8" draw:id="id8" draw:layer="layout" svg:width="5cm" svg:height="1.5cm" svg:x="3.5cm" svg:y="6.5cm">
            <text:p text:style-name="P38"><text:span text:style-name="T24">Product owner</text:span></text:p>
            <text:p text:style-name="P38"><text:span text:style-name="T24">reads story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xml:id="id9" draw:id="id9" draw:layer="layout" svg:width="5cm" svg:height="1.5cm" svg:x="3.5cm" svg:y="9cm">
            <text:p text:style-name="P38"><text:span text:style-name="T24">Pro</text:span><text:span text:style-name="T24">duct </text:span><text:span text:style-name="T24">own</text:span><text:span text:style-name="T24">er</text:span></text:p>
            <text:p text:style-name="P38"><text:span text:style-name="T24">expl</text:span><text:span text:style-name="T24">ains </text:span><text:span text:style-name="T24">stor</text:span><text:span text:style-name="T24">y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xml:id="id13" draw:id="id13" draw:layer="layout" svg:width="5cm" svg:height="1.5cm" svg:x="11.5cm" svg:y="11.5cm">
            <text:p text:style-name="P38"><text:span text:style-name="T24">Developers</text:span></text:p>
            <text:p text:style-name="P38"><text:span text:style-name="T24">discuss </text:span><text:span text:style-name="T24">story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40" draw:layer="layout" svg:x1="6cm" svg:y1="5.5cm" svg:x2="6cm" svg:y2="6.5cm" draw:start-shape="id7" draw:start-glue-point="2" draw:end-shape="id8" draw:end-glue-point="0" svg:d="M6000 5500v1000" svg:viewBox="0 0 1 1001">
            <text:p/>
          </draw:connector>
          <draw:connector draw:style-name="gr27" draw:text-style-name="P40" draw:layer="layout" svg:x1="6cm" svg:y1="8cm" svg:x2="6cm" svg:y2="9cm" draw:start-shape="id8" draw:start-glue-point="2" draw:end-shape="id9" svg:d="M6000 8000v1000" svg:viewBox="0 0 1 1001">
            <text:p/>
          </draw:connector>
          <draw:custom-shape draw:style-name="gr26" draw:text-style-name="P39" xml:id="id10" draw:id="id10" draw:layer="layout" svg:width="5cm" svg:height="1.5cm" svg:x="11.5cm" svg:y="4cm">
            <text:p text:style-name="P38"><text:span text:style-name="T24">Each developer</text:span></text:p>
            <text:p text:style-name="P38"><text:span text:style-name="T24">deliberate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xml:id="id11" draw:id="id11" draw:layer="layout" svg:width="5cm" svg:height="1.5cm" svg:x="11.5cm" svg:y="6.5cm">
            <text:p text:style-name="P38"><text:span text:style-name="T24">Each developer</text:span></text:p>
            <text:p text:style-name="P38"><text:span text:style-name="T24">plays card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9" xml:id="id12" draw:id="id12" draw:layer="layout" svg:width="6cm" svg:height="1.5cm" svg:x="11cm" svg:y="9cm">
            <text:p text:style-name="P38"><text:span text:style-name="T24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7" draw:text-style-name="P40" draw:layer="layout" svg:x1="8.5cm" svg:y1="9.75cm" svg:x2="11.5cm" svg:y2="4.75cm" draw:start-shape="id9" draw:start-glue-point="1" draw:end-shape="id10" svg:d="M8500 9750h1500v-5000h1500" svg:viewBox="0 0 3001 5001">
            <text:p/>
          </draw:connector>
          <draw:connector draw:style-name="gr27" draw:text-style-name="P40" draw:layer="layout" svg:x1="14cm" svg:y1="5.5cm" svg:x2="14cm" svg:y2="6.5cm" draw:start-shape="id10" draw:start-glue-point="2" draw:end-shape="id11" draw:end-glue-point="0" svg:d="M14000 5500v1000" svg:viewBox="0 0 1 1001">
            <text:p/>
          </draw:connector>
          <draw:connector draw:style-name="gr27" draw:text-style-name="P40" draw:layer="layout" svg:x1="14cm" svg:y1="8cm" svg:x2="14cm" svg:y2="9cm" draw:start-shape="id11" draw:start-glue-point="2" draw:end-shape="id12" svg:d="M14000 8000v1000" svg:viewBox="0 0 1 1001">
            <text:p/>
          </draw:connector>
          <draw:connector draw:style-name="gr27" draw:text-style-name="P40" draw:layer="layout" svg:x1="14cm" svg:y1="10.5cm" svg:x2="14cm" svg:y2="11.5cm" draw:start-shape="id12" draw:start-glue-point="6" draw:end-shape="id13" draw:end-glue-point="0" svg:d="M14000 10500v1000" svg:viewBox="0 0 1 1001">
            <text:p/>
          </draw:connector>
          <draw:frame draw:style-name="gr29" draw:text-style-name="P42" draw:layer="layout" svg:width="1.5cm" svg:height="0.989cm" svg:x="14.1cm" svg:y="10.505cm">
            <draw:text-box>
              <text:p text:style-name="P41"><text:span text:style-name="T26">no</text:span></text:p>
            </draw:text-box>
          </draw:frame>
          <draw:custom-shape draw:style-name="gr26" draw:text-style-name="P39" xml:id="id16" draw:id="id16" draw:layer="layout" svg:width="5cm" svg:height="1.5cm" svg:x="19.5cm" svg:y="9cm">
            <text:p text:style-name="P38"><text:span text:style-name="T24">Product owner</text:span></text:p>
            <text:p text:style-name="P38"><text:span text:style-name="T24">adjusts backlog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xml:id="id14" draw:id="id14" draw:layer="layout" svg:width="5cm" svg:height="1.5cm" svg:x="19.5cm" svg:y="4cm">
            <text:p text:style-name="P38"><text:span text:style-name="T24">Developers re-</text:span><text:span text:style-name="T24"><text:line-break/></text:span><text:span text:style-name="T24">view total effor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9" xml:id="id15" draw:id="id15" draw:layer="layout" svg:width="6cm" svg:height="1.5cm" svg:x="19cm" svg:y="6.5cm">
            <text:p text:style-name="P38"><text:span text:style-name="T24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7" draw:text-style-name="P40" draw:layer="layout" svg:x1="17cm" svg:y1="9.75cm" svg:x2="19.5cm" svg:y2="4.75cm" draw:start-shape="id12" draw:start-glue-point="7" draw:end-shape="id14" draw:end-glue-point="3" svg:d="M17000 9750h1251v-5000h1249" svg:viewBox="0 0 2501 5001">
            <text:p/>
          </draw:connector>
          <draw:connector draw:style-name="gr27" draw:text-style-name="P40" draw:layer="layout" draw:line-skew="0.948cm -0.949cm" svg:x1="25cm" svg:y1="7.25cm" svg:x2="6cm" svg:y2="4cm" draw:start-shape="id15" draw:start-glue-point="7" draw:end-shape="id7" draw:end-glue-point="0" svg:d="M25000 7250h1500v-4749h-20500v1499" svg:viewBox="0 0 20501 4750">
            <text:p/>
          </draw:connector>
          <draw:frame draw:style-name="gr30" draw:text-style-name="P42" draw:layer="layout" svg:width="1.5cm" svg:height="0.989cm" svg:x="24cm" svg:y="6.205cm">
            <draw:text-box>
              <text:p text:style-name="P41"><text:span text:style-name="T26">no</text:span></text:p>
            </draw:text-box>
          </draw:frame>
          <draw:frame draw:style-name="gr29" draw:text-style-name="P42" draw:layer="layout" svg:width="1.5cm" svg:height="0.989cm" svg:x="16cm" svg:y="8.505cm">
            <draw:text-box>
              <text:p text:style-name="P41"><text:span text:style-name="T26">yes</text:span></text:p>
            </draw:text-box>
          </draw:frame>
          <draw:frame draw:style-name="gr29" draw:text-style-name="P42" draw:layer="layout" svg:width="1.5cm" svg:height="0.989cm" svg:x="22.1cm" svg:y="8.005cm">
            <draw:text-box>
              <text:p text:style-name="P41"><text:span text:style-name="T26">yes</text:span></text:p>
            </draw:text-box>
          </draw:frame>
          <draw:connector draw:style-name="gr27" draw:text-style-name="P40" draw:layer="layout" svg:x1="22cm" svg:y1="5.5cm" svg:x2="22cm" svg:y2="6.5cm" draw:start-shape="id14" draw:start-glue-point="2" draw:end-shape="id15" svg:d="M22000 5500v1000" svg:viewBox="0 0 1 1001">
            <text:p/>
          </draw:connector>
          <draw:connector draw:style-name="gr27" draw:text-style-name="P40" draw:layer="layout" svg:x1="22cm" svg:y1="8cm" svg:x2="22cm" svg:y2="9cm" draw:start-shape="id15" draw:end-shape="id16" draw:end-glue-point="0" svg:d="M22000 8000v1000" svg:viewBox="0 0 1 1001">
            <text:p/>
          </draw:connector>
          <draw:line draw:style-name="gr31" draw:text-style-name="P40" draw:layer="layout" svg:x1="24.5cm" svg:y1="9.75cm" svg:x2="26.5cm" svg:y2="9.75cm">
            <text:p/>
          </draw:line>
          <draw:line draw:style-name="gr31" draw:text-style-name="P40" draw:layer="layout" svg:x1="3.5cm" svg:y1="4.75cm" svg:x2="1.5cm" svg:y2="4.75cm">
            <text:p/>
          </draw:line>
          <draw:frame draw:style-name="gr32" draw:text-style-name="P42" draw:layer="layout" svg:width="3cm" svg:height="0.989cm" svg:x="1.6cm" svg:y="3.786cm">
            <draw:text-box>
              <text:p text:style-name="P41"><text:span text:style-name="T26"><text:s/></text:span><text:span text:style-name="T26">start</text:span></text:p>
            </draw:text-box>
          </draw:frame>
          <draw:frame draw:style-name="gr30" draw:text-style-name="P42" draw:layer="layout" svg:width="2cm" svg:height="0.989cm" svg:x="24.4cm" svg:y="8.782cm">
            <draw:text-box>
              <text:p text:style-name="P41"><text:span text:style-name="T26">end </text:span></text:p>
            </draw:text-box>
          </draw:frame>
          <draw:connector draw:style-name="gr27" draw:text-style-name="P40" draw:layer="layout" svg:x1="11.5cm" svg:y1="12.25cm" svg:x2="6cm" svg:y2="10.5cm" draw:start-shape="id13" draw:start-glue-point="3" draw:end-shape="id9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9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his sprint’s </text:span><text:span text:style-name="T27">Scrum master</text:span></text:p>
                <text:list>
                  <text:list-item>
                    <text:p><text:span text:style-name="T11">Work on resolving impediments during sprint</text:span></text:p>
                  </text:list-item>
                  <text:list-item>
                    <text:p><text:span text:style-name="T11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8" draw:text-style-name="P2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3" draw:layer="layout" svg:width="20cm" svg:height="4cm" svg:x="0cm" svg:y="11.75cm">
          <draw:text-box>
            <text:p text:style-name="P35"><text:span text:style-name="T23">DR</text:span></text:p>
          </draw:text-box>
        </draw:frame>
        <draw:frame presentation:style-name="pr12" draw:text-style-name="P44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3" draw:text-style-name="P22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5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5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4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4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4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32M33S</meta:editing-duration>
    <meta:editing-cycles>27</meta:editing-cycles>
    <meta:generator>LibreOffice/7.0.4.2$Linux_X86_64 LibreOffice_project/1c5f81ee28659974774060c3fe084e73b3bd074b</meta:generator>
    <dc:date>2021-03-06T15:49:26.162696760</dc:date>
    <dc:creator>Dirk Riehle</dc:creator>
    <meta:document-statistic meta:object-count="195"/>
  </office:meta>
</office:document-meta>
</file>